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33M31S">
            <text:p>10:33:31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34M31S">
            <text:p>10:34:31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40.733333333333">
            <text:p>141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1.9333333333333">
            <text:p>21.9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5.56666666666667">
            <text:p>5.6</text:p>
          </table:table-cell>
          <table:table-cell table:style-name="ce4" office:value-type="float" office:value="68.9">
            <text:p>68.9</text:p>
          </table:table-cell>
          <table:table-cell table:style-name="ce4" office:value-type="float" office:value="25.5333333333333">
            <text:p>25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41">
            <text:p>24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0.2">
            <text:p>50.2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9">
            <text:p>9.0</text:p>
          </table:table-cell>
          <table:table-cell table:style-name="ce4" office:value-type="float" office:value="98">
            <text:p>98.0</text:p>
          </table:table-cell>
          <table:table-cell table:style-name="ce4" office:value-type="float" office:value="56.5">
            <text:p>56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426H34M01S">
            <text:p>10:34:01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2887537993921">
            <text:p>2.3</text:p>
          </table:table-cell>
          <table:table-cell table:style-name="ce4" office:value-type="float" office:value="1.75">
            <text:p>1.8</text:p>
          </table:table-cell>
          <table:table-cell table:style-name="ce4" office:value-type="float" office:value="1.61676646706587">
            <text:p>1.6</text:p>
          </table:table-cell>
          <table:table-cell table:style-name="ce4" office:value-type="float" office:value="1.42235123367199">
            <text:p>1.4</text:p>
          </table:table-cell>
          <table:table-cell table:style-name="ce4" office:value-type="float" office:value="2.21279373368146">
            <text:p>2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91.82">
            <text:p>1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23">
            <text:p>23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33.3S">
            <text:p>00:10:3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17825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839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538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843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33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390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9041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334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1779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4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387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7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8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0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4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9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4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1811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554059 0 283122 140347647 53102 4 4059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47265 0 74915 34990557 11910 4 3555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50108 0 82310 35113443 6090 0 129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32082 0 61011 35118841 6628 0 124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24603 0 64885 35124805 28472 0 250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3350167 53 17 0 0 0 0 2 0 1 0 0 0 1044 0 287245 69 0 0 0 0 0 0 0 22 0 0 0 0 0 0 0 0 510746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209912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40159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687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6771730 0 9694542 1591764 3406002 287339 0 10 2447587 49211 9295275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9236 <text:s text:c="4"/>263 <text:s text:c="3"/>0 <text:s text:c="3"/>0 <text:s text:c="3"/>0 <text:s text:c="4"/>0 <text:s text:c="9"/>0 <text:s text:c="8"/>0 <text:s text:c="3"/>19236 <text:s text:c="4"/>26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568686437 4153200 <text:s text:c="3"/>0 <text:s/>263 <text:s text:c="3"/>0 <text:s text:c="4"/>0 <text:s text:c="9"/>0 <text:s text:c="8"/>0 2471256284 197108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37 15863 1159414 495656 267811 2879857 25254192 24921484 0 838728 254635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35 15832 1158362 495052 267803 2879857 25254192 24921476 0 838616 254629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64 0 0 0 0 0 64 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84 0 0 0 0 0 384 3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570 3953792 21 311 6 55 110962 123540 20 0 1 0 4 2932736 401 4294967295 2555904 2655740 3220434912 3220429884 14255126 0 0 4096 536946211 3223525726 0 0 0 3 0 0 9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1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153200 errors:0 dropped:26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97108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68686437 (568.6 MB) <text:s/>TX bytes:2471256284 (2.4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6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6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236 (19.2 KB) <text:s/>TX bytes:19236 (19.2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31 <text:s text:c="5"/>4150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14.1">
            <text:p>14.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.9">
            <text:p>72.9</text:p>
          </table:table-cell>
          <table:table-cell office:value-type="float" office:value="18.1">
            <text:p>18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50.2">
            <text:p>50.2</text:p>
          </table:table-cell>
          <table:table-cell office:value-type="float" office:value="6.3">
            <text:p>6.3</text:p>
          </table:table-cell>
          <table:table-cell office:value-type="float" office:value="7.7">
            <text:p>7.7</text:p>
          </table:table-cell>
          <table:table-cell office:value-type="float" office:value="35.8">
            <text:p>35.8</text:p>
          </table:table-cell>
          <table:table-cell office:value-type="float" office:value="56.5">
            <text:p>56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9333333333333">
            <text:p>21.93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6">
            <text:p>3.6</text:p>
          </table:table-cell>
          <table:table-cell office:value-type="float" office:value="5.56666666666667">
            <text:p>5.57</text:p>
          </table:table-cell>
          <table:table-cell office:value-type="float" office:value="68.9">
            <text:p>68.9</text:p>
          </table:table-cell>
          <table:table-cell office:value-type="float" office:value="25.5333333333333">
            <text:p>25.5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1.1666666666667">
            <text:p>21.2</text:p>
          </table:table-cell>
          <table:table-cell table:style-name="ce10" office:value-type="float" office:value="3">
            <text:p>3.0</text:p>
          </table:table-cell>
          <table:table-cell table:style-name="ce10" office:value-type="float" office:value="1.73333333333333">
            <text:p>1.7</text:p>
          </table:table-cell>
          <table:table-cell table:style-name="ce10" office:value-type="float" office:value="74.0666666666667">
            <text:p>74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1.5333333333333">
            <text:p>21.5</text:p>
          </table:table-cell>
          <table:table-cell table:style-name="ce10" office:value-type="float" office:value="3.36666666666667">
            <text:p>3.4</text:p>
          </table:table-cell>
          <table:table-cell table:style-name="ce10" office:value-type="float" office:value="2.06666666666667">
            <text:p>2.1</text:p>
          </table:table-cell>
          <table:table-cell table:style-name="ce10" office:value-type="float" office:value="72.9666666666667">
            <text:p>73.0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0.9333333333333">
            <text:p>20.9</text:p>
          </table:table-cell>
          <table:table-cell table:style-name="ce10" office:value-type="float" office:value="3.16666666666667">
            <text:p>3.2</text:p>
          </table:table-cell>
          <table:table-cell table:style-name="ce10" office:value-type="float" office:value="1.9">
            <text:p>1.9</text:p>
          </table:table-cell>
          <table:table-cell table:style-name="ce10" office:value-type="float" office:value="74">
            <text:p>74.0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2.6">
            <text:p>22.6</text:p>
          </table:table-cell>
          <table:table-cell table:style-name="ce10" office:value-type="float" office:value="4.4">
            <text:p>4.4</text:p>
          </table:table-cell>
          <table:table-cell table:style-name="ce10" office:value-type="float" office:value="16.0333333333333">
            <text:p>16.0</text:p>
          </table:table-cell>
          <table:table-cell table:style-name="ce10" office:value-type="float" office:value="57.0333333333333">
            <text:p>57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241">
            <text:p>24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81.2">
            <text:p>181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2131.33333333333">
            <text:p>2131.3</text:p>
          </table:table-cell>
          <table:table-cell table:style-name="ce11" table:formula="of:=AVERAGE([.D2:.D4])" office:value-type="float" office:value="140.733333333333">
            <text:p>140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446.21374204984">
            <text:p>1446.2</text:p>
          </table:table-cell>
          <table:table-cell table:style-name="ce11" table:formula="of:=IF([.D6]=0;0;MAX(SUMPRODUCT([.D2:.D4];[.D2:.D4])/SUM([.D2:.D4])-[.D6];0))" office:value-type="float" office:value="74.6016737723038">
            <text:p>74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22.452924616828">
            <text:p>722.5</text:p>
          </table:table-cell>
          <table:table-cell table:style-name="ce11" table:formula="of:=ABS(MAX([.D2:.D4])-[.D6]-[.D7])" office:value-type="float" office:value="25.6649928943629">
            <text:p>25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table:number-columns-repeated="2" office:value-type="float" office:value="8.7">
            <text:p>8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.4">
            <text:p>1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table:number-columns-repeated="2" office:value-type="float" office:value="23.7">
            <text:p>23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7.4">
            <text:p>47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0.8">
            <text:p>10.8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0.8">
            <text:p>10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.87222222222222">
            <text:p>8.9</text:p>
          </table:table-cell>
          <table:table-cell table:style-name="ce11" table:formula="of:=IF([.C6]=0;0;MAX(SUMPRODUCT([.C2:.C4];[.C2:.C4])/SUM([.C2:.C4])-[.C6];0))" office:value-type="float" office:value="8.87222222222222">
            <text:p>8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.02777777777778">
            <text:p>4.0</text:p>
          </table:table-cell>
          <table:table-cell table:style-name="ce11" table:formula="of:=ABS(MAX([.C2:.C4])-[.C6]-[.C7])" office:value-type="float" office:value="4.02777777777778">
            <text:p>4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9.6722222222222">
            <text:p>19.7</text:p>
          </table:table-cell>
          <table:table-cell table:style-name="ce11" table:formula="of:=[.C6]+ [.C7]" office:value-type="float" office:value="19.6722222222222">
            <text:p>19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table:number-columns-repeated="2" office:value-type="float" office:value="48.5">
            <text:p>48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7">
            <text:p>9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table:number-columns-repeated="2" office:value-type="float" office:value="43.5">
            <text:p>43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7">
            <text:p>87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0.6666666666667">
            <text:p>30.7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0.6666666666667">
            <text:p>30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5.4692028985507">
            <text:p>15.5</text:p>
          </table:table-cell>
          <table:table-cell table:style-name="ce11" table:formula="of:=IF([.C6]=0;0;MAX(SUMPRODUCT([.C2:.C4];[.C2:.C4])/SUM([.C2:.C4])-[.C6];0))" office:value-type="float" office:value="15.4692028985507">
            <text:p>15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.36413043478261">
            <text:p>2.4</text:p>
          </table:table-cell>
          <table:table-cell table:style-name="ce11" table:formula="of:=ABS(MAX([.C2:.C4])-[.C6]-[.C7])" office:value-type="float" office:value="2.36413043478261">
            <text:p>2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6.1358695652174">
            <text:p>46.1</text:p>
          </table:table-cell>
          <table:table-cell table:style-name="ce11" table:formula="of:=[.C6]+ [.C7]" office:value-type="float" office:value="46.1358695652174">
            <text:p>46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table:number-columns-repeated="2"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94">
            <text:p>209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table:number-columns-repeated="2" office:value-type="float" office:value="2150">
            <text:p>2150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300">
            <text:p>430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065.66666666667">
            <text:p>1065.7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1065.66666666667">
            <text:p>1065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723.106871024919">
            <text:p>723.1</text:p>
          </table:table-cell>
          <table:table-cell table:style-name="ce11" table:formula="of:=IF([.C6]=0;0;MAX(SUMPRODUCT([.C2:.C4];[.C2:.C4])/SUM([.C2:.C4])-[.C6];0))" office:value-type="float" office:value="723.106871024919">
            <text:p>723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61.226462308414">
            <text:p>361.2</text:p>
          </table:table-cell>
          <table:table-cell table:style-name="ce11" table:formula="of:=ABS(MAX([.C2:.C4])-[.C6]-[.C7])" office:value-type="float" office:value="361.226462308414">
            <text:p>361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788.77353769159">
            <text:p>1788.8</text:p>
          </table:table-cell>
          <table:table-cell table:style-name="ce11" table:formula="of:=[.C6]+ [.C7]" office:value-type="float" office:value="1788.77353769159">
            <text:p>1788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table:number-columns-repeated="2" office:value-type="float" office:value="120.5">
            <text:p>12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41">
            <text:p>24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table:number-columns-repeated="2" office:value-type="float" office:value="90.6">
            <text:p>90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1.2">
            <text:p>181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0.3666666666667">
            <text:p>70.4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70.3666666666667">
            <text:p>70.4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7.3008368861519">
            <text:p>37.3</text:p>
          </table:table-cell>
          <table:table-cell table:style-name="ce11" table:formula="of:=IF([.C6]=0;0;MAX(SUMPRODUCT([.C2:.C4];[.C2:.C4])/SUM([.C2:.C4])-[.C6];0))" office:value-type="float" office:value="37.3008368861519">
            <text:p>37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2.8324964471814">
            <text:p>12.8</text:p>
          </table:table-cell>
          <table:table-cell table:style-name="ce11" table:formula="of:=ABS(MAX([.C2:.C4])-[.C6]-[.C7])" office:value-type="float" office:value="12.8324964471814">
            <text:p>12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07.667503552819">
            <text:p>107.7</text:p>
          </table:table-cell>
          <table:table-cell table:style-name="ce11" table:formula="of:=[.C6]+ [.C7]" office:value-type="float" office:value="107.667503552819">
            <text:p>107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40.8">
            <text:p>40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41.1">
            <text:p>41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41.2">
            <text:p>41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1.0333333333333">
            <text:p>41.0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704034660159891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65962632006504">
            <text:p>0.2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741">
            <text:p>1741</text:p>
          </table:table-cell>
          <table:table-cell office:value-type="float" office:value="1150.7">
            <text:p>1150.7</text:p>
          </table:table-cell>
          <table:table-cell office:value-type="float" office:value="590.2">
            <text:p>590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26.8">
            <text:p>1126.8</text:p>
          </table:table-cell>
          <table:table-cell office:value-type="float" office:value="1800">
            <text:p>1800</text:p>
          </table:table-cell>
          <table:table-cell office:value-type="float" office:value="-1">
            <text:p>-1</text:p>
          </table:table-cell>
          <table:table-cell office:value-type="float" office:value="179.6">
            <text:p>179.6</text:p>
          </table:table-cell>
          <table:table-cell office:value-type="float" office:value="0">
            <text:p>0</text:p>
          </table:table-cell>
          <table:table-cell office:value-type="float" office:value="423.4">
            <text:p>423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723.2">
            <text:p>1723.2</text:p>
          </table:table-cell>
          <table:table-cell office:value-type="float" office:value="1133.8">
            <text:p>1133.8</text:p>
          </table:table-cell>
          <table:table-cell office:value-type="float" office:value="589.4">
            <text:p>589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44.5">
            <text:p>1144.5</text:p>
          </table:table-cell>
          <table:table-cell office:value-type="float" office:value="1802">
            <text:p>1802</text:p>
          </table:table-cell>
          <table:table-cell office:value-type="float" office:value="-1">
            <text:p>-1</text:p>
          </table:table-cell>
          <table:table-cell office:value-type="float" office:value="179.9">
            <text:p>179.9</text:p>
          </table:table-cell>
          <table:table-cell office:value-type="float" office:value="0">
            <text:p>0</text:p>
          </table:table-cell>
          <table:table-cell office:value-type="float" office:value="439.2">
            <text:p>439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79.1">
            <text:p>1679.1</text:p>
          </table:table-cell>
          <table:table-cell office:value-type="float" office:value="1090.6">
            <text:p>1090.6</text:p>
          </table:table-cell>
          <table:table-cell office:value-type="float" office:value="588.6">
            <text:p>588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58.3">
            <text:p>1158.3</text:p>
          </table:table-cell>
          <table:table-cell office:value-type="float" office:value="1855.2">
            <text:p>1855.2</text:p>
          </table:table-cell>
          <table:table-cell office:value-type="float" office:value="-1">
            <text:p>-1</text:p>
          </table:table-cell>
          <table:table-cell office:value-type="float" office:value="180.2">
            <text:p>180.2</text:p>
          </table:table-cell>
          <table:table-cell office:value-type="float" office:value="0">
            <text:p>0</text:p>
          </table:table-cell>
          <table:table-cell office:value-type="float" office:value="430.4">
            <text:p>430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0">
            <text:p>0</text:p>
          </table:table-cell>
          <table:table-cell office:value-type="float" office:value="223.9">
            <text:p>223.9</text:p>
          </table:table-cell>
          <table:table-cell office:value-type="float" office:value="0">
            <text:p>0</text:p>
          </table:table-cell>
          <table:table-cell office:value-type="float" office:value="626.9">
            <text:p>626.9</text:p>
          </table:table-cell>
          <table:table-cell office:value-type="float" office:value="0">
            <text:p>0</text:p>
          </table:table-cell>
          <table:table-cell office:value-type="float" office:value="850.8">
            <text:p>850.8</text:p>
          </table:table-cell>
          <table:table-cell office:value-type="float" office:value="223.9">
            <text:p>223.9</text:p>
          </table:table-cell>
          <table:table-cell office:value-type="float" office:value="-626.9">
            <text:p>-626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0">
            <text:p>0</text:p>
          </table:table-cell>
          <table:table-cell office:value-type="float" office:value="67.3">
            <text:p>67.3</text:p>
          </table:table-cell>
          <table:table-cell office:value-type="float" office:value="0">
            <text:p>0</text:p>
          </table:table-cell>
          <table:table-cell office:value-type="float" office:value="2054.1">
            <text:p>2054.1</text:p>
          </table:table-cell>
          <table:table-cell office:value-type="float" office:value="0">
            <text:p>0</text:p>
          </table:table-cell>
          <table:table-cell office:value-type="float" office:value="2121.4">
            <text:p>2121.4</text:p>
          </table:table-cell>
          <table:table-cell office:value-type="float" office:value="67.3">
            <text:p>67.3</text:p>
          </table:table-cell>
          <table:table-cell office:value-type="float" office:value="-2054.1">
            <text:p>-2054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97.2">
            <text:p>97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93.733333333333">
            <text:p>893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90.2508230452675">
            <text:p>90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826.515234472127">
            <text:p>826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6.4491769547325">
            <text:p>36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333.85143219454">
            <text:p>333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903.7">
            <text:p>903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0">
            <text:p>0</text:p>
          </table:table-cell>
          <table:table-cell office:value-type="float" office:value="719.2">
            <text:p>719.2</text:p>
          </table:table-cell>
          <table:table-cell office:value-type="float" office:value="0">
            <text:p>0</text:p>
          </table:table-cell>
          <table:table-cell office:value-type="float" office:value="1549.4">
            <text:p>1549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86.833333333333">
            <text:p>486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18">
            <text:p>818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36.246385940888">
            <text:p>236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493.049250203749">
            <text:p>493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0.9202807257788">
            <text:p>10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38.350749796251">
            <text:p>238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321.2">
            <text:p>2321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47.8">
            <text:p>1947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table:number-columns-repeated="3" office:value-type="float" office:value="-1">
            <text:p>-1</text:p>
          </table:table-cell>
          <table:table-cell office:value-type="float" office:value="357">
            <text:p>357</text:p>
          </table:table-cell>
          <table:table-cell table:number-columns-repeated="12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2680">
            <text:p>22680</text:p>
          </table:table-cell>
          <table:table-cell office:value-type="float" office:value="-1">
            <text:p>-1</text:p>
          </table:table-cell>
          <table:table-cell office:value-type="float" office:value="14905">
            <text:p>14905</text:p>
          </table:table-cell>
          <table:table-cell office:value-type="float" office:value="472">
            <text:p>472</text:p>
          </table:table-cell>
          <table:table-cell office:value-type="float" office:value="-1">
            <text:p>-1</text:p>
          </table:table-cell>
          <table:table-cell office:value-type="float" office:value="334454">
            <text:p>334454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2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532">
            <text:p>53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table:number-columns-repeated="3" office:value-type="float" office:value="-1">
            <text:p>-1</text:p>
          </table:table-cell>
          <table:table-cell office:value-type="float" office:value="396">
            <text:p>396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table:number-columns-repeated="2" office:value-type="float" office:value="0">
            <text:p>0</text:p>
          </table:table-cell>
          <table:table-cell office:value-type="float" office:value="-334455">
            <text:p>-334455</text:p>
          </table:table-cell>
          <table:table-cell table:number-columns-repeated="9"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375">
            <text:p>37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table:number-columns-repeated="3" office:value-type="float" office:value="-1">
            <text:p>-1</text:p>
          </table:table-cell>
          <table:table-cell office:value-type="float" office:value="161">
            <text:p>161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2108">
            <text:p>22108</text:p>
          </table:table-cell>
          <table:table-cell office:value-type="float" office:value="0">
            <text:p>0</text:p>
          </table:table-cell>
          <table:table-cell office:value-type="float" office:value="20581">
            <text:p>20581</text:p>
          </table:table-cell>
          <table:table-cell table:number-columns-repeated="1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33M31S">
            <text:p>10:33:31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33M31S">
            <text:p>10:3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34M01S">
            <text:p>10:34:01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34M01S">
            <text:p>10:3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34M31S">
            <text:p>10:34:31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34M31S">
            <text:p>10:34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14.1">
            <text:p>14.1</text:p>
          </table:table-cell>
          <table:table-cell office:value-type="float" office:value="3.8">
            <text:p>3.8</text:p>
          </table:table-cell>
          <table:table-cell office:value-type="float" office:value="2.3">
            <text:p>2.3</text:p>
          </table:table-cell>
          <table:table-cell office:value-type="float" office:value="79.8">
            <text:p>79.8</text:p>
          </table:table-cell>
          <table:table-cell office:value-type="float" office:value="17.9">
            <text:p>17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.9">
            <text:p>2.9</text:p>
          </table:table-cell>
          <table:table-cell office:value-type="float" office:value="43.1">
            <text:p>43.1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1666666666667">
            <text:p>21.17</text:p>
            <draw:frame table:end-cell-address="CPU01.U32" table:end-x="0.474in" table:end-y="0.002in" draw:z-index="0" draw:name="Chart 1" draw:style-name="gr1" svg:width="14.0496in" svg:height="5.0524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">
            <text:p>3</text:p>
          </table:table-cell>
          <table:table-cell office:value-type="float" office:value="1.73333333333333">
            <text:p>1.73</text:p>
          </table:table-cell>
          <table:table-cell office:value-type="float" office:value="74.0666666666667">
            <text:p>74.07</text:p>
          </table:table-cell>
          <table:table-cell office:value-type="float" office:value="24.1666666666667">
            <text:p>24.1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14.5">
            <text:p>14.5</text:p>
          </table:table-cell>
          <table:table-cell office:value-type="float" office:value="3.9">
            <text:p>3.9</text:p>
          </table:table-cell>
          <table:table-cell office:value-type="float" office:value="4.3">
            <text:p>4.3</text:p>
          </table:table-cell>
          <table:table-cell office:value-type="float" office:value="77.3">
            <text:p>77.3</text:p>
          </table:table-cell>
          <table:table-cell office:value-type="float" office:value="18.4">
            <text:p>18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49.7">
            <text:p>49.7</text:p>
          </table:table-cell>
          <table:table-cell office:value-type="float" office:value="6">
            <text:p>6</text:p>
          </table:table-cell>
          <table:table-cell office:value-type="float" office:value="1.9">
            <text:p>1.9</text:p>
          </table:table-cell>
          <table:table-cell office:value-type="float" office:value="42.3">
            <text:p>42.3</text:p>
          </table:table-cell>
          <table:table-cell office:value-type="float" office:value="55.7">
            <text:p>55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5333333333333">
            <text:p>21.53</text:p>
            <draw:frame table:end-cell-address="CPU02.U32" table:end-x="0.474in" table:end-y="0.002in" draw:z-index="0" draw:name="Chart 1" draw:style-name="gr1" svg:width="14.0496in" svg:height="5.0524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36666666666667">
            <text:p>3.37</text:p>
          </table:table-cell>
          <table:table-cell office:value-type="float" office:value="2.06666666666667">
            <text:p>2.07</text:p>
          </table:table-cell>
          <table:table-cell office:value-type="float" office:value="72.9666666666667">
            <text:p>72.97</text:p>
          </table:table-cell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12.8">
            <text:p>12.8</text:p>
          </table:table-cell>
          <table:table-cell office:value-type="float" office:value="3.2">
            <text:p>3.2</text:p>
          </table:table-cell>
          <table:table-cell office:value-type="float" office:value="3.9">
            <text:p>3.9</text:p>
          </table:table-cell>
          <table:table-cell office:value-type="float" office:value="80.1">
            <text:p>80.1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49.6">
            <text:p>49.6</text:p>
          </table:table-cell>
          <table:table-cell office:value-type="float" office:value="6.1">
            <text:p>6.1</text:p>
          </table:table-cell>
          <table:table-cell office:value-type="float" office:value="1.8">
            <text:p>1.8</text:p>
          </table:table-cell>
          <table:table-cell office:value-type="float" office:value="42.5">
            <text:p>42.5</text:p>
          </table:table-cell>
          <table:table-cell office:value-type="float" office:value="55.7">
            <text:p>55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9333333333333">
            <text:p>20.93</text:p>
            <draw:frame table:end-cell-address="CPU03.U32" table:end-x="0.474in" table:end-y="0.002in" draw:z-index="0" draw:name="Chart 1" draw:style-name="gr1" svg:width="14.0496in" svg:height="5.0524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16666666666667">
            <text:p>3.17</text:p>
          </table:table-cell>
          <table:table-cell office:value-type="float" office:value="1.9">
            <text:p>1.9</text:p>
          </table:table-cell>
          <table:table-cell office:value-type="float" office:value="74">
            <text:p>74</text:p>
          </table:table-cell>
          <table:table-cell office:value-type="float" office:value="24.1">
            <text:p>24.1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3M31S">
            <text:p>10:33:3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01S">
            <text:p>10:34:01</text:p>
          </table:table-cell>
          <table:table-cell office:value-type="float" office:value="15.1">
            <text:p>15.1</text:p>
          </table:table-cell>
          <table:table-cell office:value-type="float" office:value="5.2">
            <text:p>5.2</text:p>
          </table:table-cell>
          <table:table-cell office:value-type="float" office:value="24.4">
            <text:p>24.4</text:p>
          </table:table-cell>
          <table:table-cell office:value-type="float" office:value="55.3">
            <text:p>55.3</text:p>
          </table:table-cell>
          <table:table-cell office:value-type="float" office:value="20.3">
            <text:p>20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34M31S">
            <text:p>10:34:31</text:p>
          </table:table-cell>
          <table:table-cell office:value-type="float" office:value="52.3">
            <text:p>52.3</text:p>
          </table:table-cell>
          <table:table-cell office:value-type="float" office:value="7.8">
            <text:p>7.8</text:p>
          </table:table-cell>
          <table:table-cell office:value-type="float" office:value="23.6">
            <text:p>23.6</text:p>
          </table:table-cell>
          <table:table-cell office:value-type="float" office:value="16.4">
            <text:p>16.4</text:p>
          </table:table-cell>
          <table:table-cell office:value-type="float" office:value="60.1">
            <text:p>6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6">
            <text:p>22.6</text:p>
            <draw:frame table:end-cell-address="CPU04.U32" table:end-x="0.474in" table:end-y="0.002in" draw:z-index="0" draw:name="Chart 1" draw:style-name="gr1" svg:width="14.0496in" svg:height="5.0524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4">
            <text:p>4.4</text:p>
          </table:table-cell>
          <table:table-cell office:value-type="float" office:value="16.0333333333333">
            <text:p>16.03</text:p>
          </table:table-cell>
          <table:table-cell office:value-type="float" office:value="57.0333333333333">
            <text:p>57.03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2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9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23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33:31</text:p>
              </table:table-cell>
              <table:table-cell office:value-type="float" office:value="2">
                <text:p text:id="CPU_ALL.F2:CPU_ALL.F4">2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8.1">
                <text:p>18.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56.5">
                <text:p>56.5</text:p>
              </table:table-cell>
              <table:table-cell office:value-type="float" office:value="181.2">
                <text:p>18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228cm" svg:y="0.256cm" chart:style-name="ch2">
          <text:p>Disk %Busy JMeter_Test_390_Threads  9/23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0:33:31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48.5">
                <text:p>48.5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43.5">
                <text:p>43.5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738cm" svg:y="0.256cm" chart:style-name="ch2">
          <text:p>Disk Read KB/s JMeter_Test_390_Threads  9/23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738cm" svg:y="0.256cm" chart:style-name="ch2">
          <text:p>Disk Read KB/s JMeter_Test_390_Threads  9/23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0:33:31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659cm" svg:y="0.256cm" chart:style-name="ch2">
          <text:p>Disk Write KB/s JMeter_Test_390_Threads  9/23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65.66666666667">
                <text:p text:id="DISKWRITE.B6:DISKWRITE.F6">1065.66666666667</text:p>
              </table:table-cell>
              <table:table-cell office:value-type="float" office:value="1065.66666666667">
                <text:p>1065.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723.106871024919">
                <text:p text:id="DISKWRITE.B7:DISKWRITE.F7">723.106871024919</text:p>
              </table:table-cell>
              <table:table-cell office:value-type="float" office:value="723.106871024919">
                <text:p>723.106871024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61.226462308414">
                <text:p text:id="DISKWRITE.B8:DISKWRITE.F8">361.226462308414</text:p>
              </table:table-cell>
              <table:table-cell office:value-type="float" office:value="361.226462308414">
                <text:p>361.226462308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659cm" svg:y="0.256cm" chart:style-name="ch2">
          <text:p>Disk Write KB/s JMeter_Test_390_Threads  9/23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0:33:31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047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363cm" svg:y="0.256cm" chart:style-name="ch2">
          <text:p>Disk transfers per second JMeter_Test_390_Threads  9/23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0.3666666666667">
                <text:p text:id="DISKXFER.B6:DISKXFER.F6">70.3666666666667</text:p>
              </table:table-cell>
              <table:table-cell office:value-type="float" office:value="70.3666666666667">
                <text:p>70.3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7.3008368861519">
                <text:p text:id="DISKXFER.B7:DISKXFER.F7">37.3008368861519</text:p>
              </table:table-cell>
              <table:table-cell office:value-type="float" office:value="37.3008368861519">
                <text:p>37.300836886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.8324964471814">
                <text:p text:id="DISKXFER.B8:DISKXFER.F8">12.8324964471814</text:p>
              </table:table-cell>
              <table:table-cell office:value-type="float" office:value="12.8324964471814">
                <text:p>12.832496447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363cm" svg:y="0.256cm" chart:style-name="ch2">
          <text:p>Disk transfers per second JMeter_Test_390_Threads  9/23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0:33:31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20.5">
                <text:p>120.5</text:p>
              </table:table-cell>
              <table:table-cell office:value-type="float" office:value="120.5">
                <text:p>12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90.6">
                <text:p>90.6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23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1.0333333333333">
                <text:p text:id="JFSFILE.B6:JFSFILE.F6">41.0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704034660159891">
                <text:p text:id="JFSFILE.B7:JFSFILE.F7">0.000704034660159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65962632006504">
                <text:p text:id="JFSFILE.B8:JFSFILE.F8">0.165962632006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390_Threads  9/23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0:33:31</text:p>
              </table:table-cell>
              <table:table-cell office:value-type="float" office:value="1741">
                <text:p text:id="MEM.F2:MEM.F4">1741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723.2">
                <text:p>1723.2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1679.1">
                <text:p>1679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0:33:31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390_Threads  9/23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33:31</text:p>
              </table:table-cell>
              <table:table-cell office:value-type="float" office:value="1.5">
                <text:p text:id="CPU_ALL.B2:CPU_ALL.B4">1.5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4.1">
                <text:p>14.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50.2">
                <text:p>50.2</text:p>
              </table:table-cell>
              <table:table-cell office:value-type="float" office:value="6.3">
                <text:p>6.3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390_Threads (KB/s) - 9/23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0:33:31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4">
                <text:p text:id="NET.H2:NET.H4">0.4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-626.9">
                <text:p>-626.9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-2054.1">
                <text:p>-2054.1</text:p>
              </table:table-cell>
              <table:table-cell office:value-type="float" office:value="67.3">
                <text:p>67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390_Threads (KB/s)  9/23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  <table:table-cell office:value-type="float" office:value="893.733333333333">
                <text:p>893.7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90.2508230452675">
                <text:p>90.2508230452675</text:p>
              </table:table-cell>
              <table:table-cell office:value-type="float" office:value="0">
                <text:p>0</text:p>
              </table:table-cell>
              <table:table-cell office:value-type="float" office:value="826.515234472127">
                <text:p>826.515234472127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6.4491769547325">
                <text:p>36.4491769547325</text:p>
              </table:table-cell>
              <table:table-cell office:value-type="float" office:value="0">
                <text:p>0</text:p>
              </table:table-cell>
              <table:table-cell office:value-type="float" office:value="333.85143219454">
                <text:p>333.851432194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390_Threads (KB/s)  9/23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0:33:31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4">
                <text:p text:id="NET.C2:NET.C4">0.4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0">
                <text:p>0</text:p>
              </table:table-cell>
              <table:table-cell office:value-type="float" office:value="223.9">
                <text:p>223.9</text:p>
              </table:table-cell>
              <table:table-cell office:value-type="float" office:value="0">
                <text:p>0</text:p>
              </table:table-cell>
              <table:table-cell office:value-type="float" office:value="626.9">
                <text:p>626.9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0">
                <text:p>0</text:p>
              </table:table-cell>
              <table:table-cell office:value-type="float" office:value="67.3">
                <text:p>67.3</text:p>
              </table:table-cell>
              <table:table-cell office:value-type="float" office:value="0">
                <text:p>0</text:p>
              </table:table-cell>
              <table:table-cell office:value-type="float" office:value="2054.1">
                <text:p>2054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390_Threads  9/23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86.833333333333">
                <text:p>486.833333333333</text:p>
              </table:table-cell>
              <table:table-cell office:value-type="float" office:value="0">
                <text:p>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36.246385940888">
                <text:p>236.246385940888</text:p>
              </table:table-cell>
              <table:table-cell office:value-type="float" office:value="0">
                <text:p>0</text:p>
              </table:table-cell>
              <table:table-cell office:value-type="float" office:value="493.049250203749">
                <text:p>493.049250203749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0.9202807257788">
                <text:p>10.9202807257788</text:p>
              </table:table-cell>
              <table:table-cell office:value-type="float" office:value="0">
                <text:p>0</text:p>
              </table:table-cell>
              <table:table-cell office:value-type="float" office:value="238.350749796251">
                <text:p>238.35074979625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390_Threads  9/23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0:33:31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7.3">
                <text:p text:id="NETPACKET.C2:NETPACKET.C4">7.3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0">
                <text:p>0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903.7">
                <text:p>903.7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0">
                <text:p>0</text:p>
              </table:table-cell>
              <table:table-cell office:value-type="float" office:value="719.2">
                <text:p>719.2</text:p>
              </table:table-cell>
              <table:table-cell office:value-type="float" office:value="0">
                <text:p>0</text:p>
              </table:table-cell>
              <table:table-cell office:value-type="float" office:value="1549.4">
                <text:p>1549.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90_Threads  9/23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33:31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9/23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33:31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2321.2">
                <text:p>232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1947.8">
                <text:p>1947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9/23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33:31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23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0:33:31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23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0:33:31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33:31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390_Threads  9/23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0:33:31</text:p>
              </table:table-cell>
              <table:table-cell office:value-type="float" office:value="0.4">
                <text:p text:id="CPU01.B2:CPU01.B4">0.4</text:p>
              </table:table-cell>
              <table:table-cell office:value-type="float" office:value="0.2">
                <text:p text:id="CPU01.C2:CPU01.C4">0.2</text:p>
              </table:table-cell>
              <table:table-cell office:value-type="float" office:value="0">
                <text:p text:id="CPU01.D2:CPU01.D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4.1">
                <text:p>14.1</text:p>
              </table:table-cell>
              <table:table-cell office:value-type="float" office:value="3.8">
                <text:p>3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390_Threads  9/23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0:33:31</text:p>
              </table:table-cell>
              <table:table-cell office:value-type="float" office:value="0.4">
                <text:p text:id="CPU02.B2:CPU02.B4">0.4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4.5">
                <text:p>14.5</text:p>
              </table:table-cell>
              <table:table-cell office:value-type="float" office:value="3.9">
                <text:p>3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49.7">
                <text:p>49.7</text:p>
              </table:table-cell>
              <table:table-cell office:value-type="float" office:value="6">
                <text:p>6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390_Threads  9/23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0:33:31</text:p>
              </table:table-cell>
              <table:table-cell office:value-type="float" office:value="0.4">
                <text:p text:id="CPU03.B2:CPU03.B4">0.4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2.8">
                <text:p>12.8</text:p>
              </table:table-cell>
              <table:table-cell office:value-type="float" office:value="3.2">
                <text:p>3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49.6">
                <text:p>49.6</text:p>
              </table:table-cell>
              <table:table-cell office:value-type="float" office:value="6.1">
                <text:p>6.1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390_Threads  9/23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0:33:31</text:p>
              </table:table-cell>
              <table:table-cell office:value-type="float" office:value="0.4">
                <text:p text:id="CPU04.B2:CPU04.B4">0.4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15.1">
                <text:p>15.1</text:p>
              </table:table-cell>
              <table:table-cell office:value-type="float" office:value="5.2">
                <text:p>5.2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52.3">
                <text:p>52.3</text:p>
              </table:table-cell>
              <table:table-cell office:value-type="float" office:value="7.8">
                <text:p>7.8</text:p>
              </table:table-cell>
              <table:table-cell office:value-type="float" office:value="23.6">
                <text:p>23.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23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1.1666666666667">
                <text:p text:id="CPU_SUMM.B2:CPU_SUMM.B5">21.1666666666667</text:p>
              </table:table-cell>
              <table:table-cell office:value-type="float" office:value="3">
                <text:p text:id="CPU_SUMM.C2:CPU_SUMM.C5">3</text:p>
              </table:table-cell>
              <table:table-cell office:value-type="float" office:value="1.73333333333333">
                <text:p text:id="CPU_SUMM.D2:CPU_SUMM.D5">1.73333333333333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1.5333333333333">
                <text:p>21.5333333333333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2.6">
                <text:p>22.6</text:p>
              </table:table-cell>
              <table:table-cell office:value-type="float" office:value="4.4">
                <text:p>4.4</text:p>
              </table:table-cell>
              <table:table-cell office:value-type="float" office:value="16.0333333333333">
                <text:p>16.0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390_Threads - 9/23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0:33:31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0">
                <text:p>0</text:p>
              </table:table-cell>
              <table:table-cell office:value-type="float" office:value="2094">
                <text:p>209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0">
                <text:p>0</text:p>
              </table:table-cell>
              <table:table-cell office:value-type="float" office:value="4300">
                <text:p>4300</text:p>
              </table:table-cell>
              <table:table-cell office:value-type="float" office:value="181.2">
                <text:p>181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390_Threads  9/23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2131.33333333333">
                <text:p>2131.33333333333</text:p>
              </table:table-cell>
              <table:table-cell office:value-type="float" office:value="140.733333333333">
                <text:p>140.733333333333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446.21374204984">
                <text:p>1446.21374204984</text:p>
              </table:table-cell>
              <table:table-cell office:value-type="float" office:value="74.6016737723038">
                <text:p>74.6016737723038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722.452924616828">
                <text:p>722.452924616828</text:p>
              </table:table-cell>
              <table:table-cell office:value-type="float" office:value="25.6649928943629">
                <text:p>25.66499289436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654cm" svg:y="0.256cm" chart:style-name="ch2">
          <text:p>Disk Block Size JMeter_Test_390_Threads (Kbytes)  9/23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.8">
                <text:p text:id="DISKBSIZE.B6:DISKBSIZE.F6">10.8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.87222222222222">
                <text:p text:id="DISKBSIZE.B7:DISKBSIZE.F7">8.87222222222222</text:p>
              </table:table-cell>
              <table:table-cell office:value-type="float" office:value="8.87222222222222">
                <text:p>8.87222222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02777777777778">
                <text:p text:id="DISKBSIZE.B8:DISKBSIZE.F8">4.02777777777778</text:p>
              </table:table-cell>
              <table:table-cell office:value-type="float" office:value="4.02777777777778">
                <text:p>4.02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654cm" svg:y="0.256cm" chart:style-name="ch2">
          <text:p>Disk Block Size JMeter_Test_390_Threads (Kbytes)  9/23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0:33:31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0:34:01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4:31</text:p>
              </table:table-cell>
              <table:table-cell office:value-type="float" office:value="23.7">
                <text:p>23.7</text:p>
              </table:table-cell>
              <table:table-cell office:value-type="float" office:value="23.7">
                <text:p>2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228cm" svg:y="0.256cm" chart:style-name="ch2">
          <text:p>Disk %Busy JMeter_Test_390_Threads  9/23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0.6666666666667">
                <text:p text:id="DISKBUSY.B6:DISKBUSY.F6">30.6666666666667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5.4692028985507">
                <text:p text:id="DISKBUSY.B7:DISKBUSY.F7">15.4692028985507</text:p>
              </table:table-cell>
              <table:table-cell office:value-type="float" office:value="15.4692028985507">
                <text:p>15.4692028985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.36413043478261">
                <text:p text:id="DISKBUSY.B8:DISKBUSY.F8">2.36413043478261</text:p>
              </table:table-cell>
              <table:table-cell office:value-type="float" office:value="2.36413043478261">
                <text:p>2.36413043478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